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2868in" table:align="left" style:shadow="none"/>
    </style:style>
    <style:style style:name="Table1.A" style:family="table-column">
      <style:table-column-properties style:column-width="2.1771in"/>
    </style:style>
    <style:style style:name="Table1.B" style:family="table-column">
      <style:table-column-properties style:column-width="1.1097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6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6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6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4">
      <style:paragraph-properties fo:margin-top="0in" fo:margin-bottom="0in" loext:contextual-spacing="false"/>
    </style:style>
    <style:style style:name="P10" style:family="paragraph" style:parent-style-name="Text_20_body" style:list-style-name="L5">
      <style:paragraph-properties fo:margin-top="0in" fo:margin-bottom="0in" loext:contextual-spacing="false"/>
    </style:style>
    <style:style style:name="P11" style:family="paragraph" style:parent-style-name="Table_20_Contents">
      <style:text-properties officeooo:rsid="00028cd3" officeooo:paragraph-rsid="00028cd3"/>
    </style:style>
    <style:style style:name="P12" style:family="paragraph" style:parent-style-name="Table_20_Contents">
      <style:text-properties fo:font-size="9pt" officeooo:rsid="00028cd3" officeooo:paragraph-rsid="00028cd3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Heading">
      <style:paragraph-properties fo:text-align="start" style:justify-single-word="false"/>
    </style:style>
    <style:style style:name="P15" style:family="paragraph" style:parent-style-name="Preformatted_20_Text">
      <style:text-properties officeooo:paragraph-rsid="00028cd3"/>
    </style:style>
    <style:style style:name="P16" style:family="paragraph" style:parent-style-name="Preformatted_20_Text">
      <style:text-properties officeooo:rsid="00028cd3" officeooo:paragraph-rsid="00028cd3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Preformatted_20_Text">
      <style:paragraph-properties fo:margin-top="0in" fo:margin-bottom="0.1965in" loext:contextual-spacing="false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Liberation Mono" fo:font-size="10pt" officeooo:paragraph-rsid="00028cd3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Liberation Mono" fo:font-size="10pt" officeooo:rsid="00028cd3" officeooo:paragraph-rsid="00028cd3" style:font-name-asian="DejaVu Sans Mono" style:font-size-asian="10pt" style:font-name-complex="Liberation Mono" style:font-size-complex="10pt"/>
    </style:style>
    <style:style style:name="P21" style:family="paragraph" style:parent-style-name="Heading_20_1">
      <style:text-properties officeooo:rsid="00028cd3" officeooo:paragraph-rsid="00028cd3"/>
    </style:style>
    <style:style style:name="T1" style:family="text">
      <style:text-properties fo:language="en" fo:country="US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style:language-asian="en" style:country-asian="US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language="en" fo:country="US" style:font-size-asian="9pt" style:font-size-complex="9pt"/>
    </style:style>
    <style:style style:name="T7" style:family="text">
      <style:text-properties officeooo:rsid="0002978e"/>
    </style:style>
    <text:list-style style:name="L1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Name:</text:h>
      <text:h text:style-name="Heading_20_1" text:outline-level="1">1</text:h>
      <text:p text:style-name="Text_20_body">Consider the code segment below.</text:p>
      <text:p text:style-name="Preformatted_20_Text"><text:span text:style-name="Source_20_Text"><text:span text:style-name="T1">int x = 10;</text:span></text:span></text:p>
      <text:p text:style-name="Preformatted_20_Text"><text:span text:style-name="Source_20_Text"><text:span text:style-name="T1">int y = 20;</text:span></text:span></text:p>
      <text:p text:style-name="P17"><text:span text:style-name="Source_20_Text"><text:span text:style-name="T1">System.out.print(y + x / y);</text:span></text:span></text:p>
      <text:p text:style-name="Text_20_body">What is printed as a result of executing the code segment? <text:line-break/><text:line-break/></text:p>
      <text:h text:style-name="Heading_20_1" text:outline-level="1">2</text:h>
      <text:p text:style-name="Text_20_body">Consider the following code segment.</text:p>
      <text:p text:style-name="Preformatted_20_Text"><text:span text:style-name="Source_20_Text"><text:span text:style-name="T1">int a = 1;</text:span></text:span></text:p>
      <text:p text:style-name="Preformatted_20_Text"><text:span text:style-name="Source_20_Text"><text:span text:style-name="T1">int b = 2;</text:span></text:span></text:p>
      <text:p text:style-name="Preformatted_20_Text"><text:span text:style-name="Source_20_Text"><text:span text:style-name="T1">int c = 3;</text:span></text:span></text:p>
      <text:p text:style-name="Preformatted_20_Text"><text:span text:style-name="Source_20_Text"><text:span text:style-name="T1">int d = 3;</text:span></text:span></text:p>
      <text:p text:style-name="P17"><text:span text:style-name="Source_20_Text"><text:span text:style-name="T1">double x = a + b * c % d;</text:span></text:span></text:p>
      <text:p text:style-name="Text_20_body">What is the value of x when the code segment has been executed? <text:line-break/><text:line-break/></text:p>
      <text:h text:style-name="Heading_20_1" text:outline-level="1">3</text:h>
      <text:p text:style-name="Text_20_body">The volume of a cone is equal to the 1/3 height times the area of the circular base. The area of the circular base is equal to π (pi) times the square of the radius.</text:p>
      <text:p text:style-name="Text_20_body">The code segment below is intended to compute and print the volume of a cylinder with radius r and height h. Assume that the double variables r, h, and pi have been properly declared and initialized.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/* missing code */</text:span></text:span></text:p>
      <text:p text:style-name="Preformatted_20_Text"/>
      <text:p text:style-name="P17"><text:span text:style-name="Source_20_Text"><text:span text:style-name="T1">System.out.print(volume);</text:span></text:span></text:p>
      <text:p text:style-name="Text_20_body"/>
      <text:p text:style-name="Text_20_body"/>
      <text:p text:style-name="Text_20_body"/>
      <text:p text:style-name="Text_20_body"><text:soft-page-break/>Which of the following can be used to replace <text:span text:style-name="Source_20_Text">/* missing code */</text:span> so that the code segment works as intended?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A<text:span text:style-name="T7">)</text:span></text:p>
          </table:table-cell>
          <table:table-cell table:style-name="Table2.B1" office:value-type="string">
            <text:p text:style-name="P15"><text:span text:style-name="Source_20_Text"><text:span text:style-name="T1">double volume = pi * r * r;</text:span></text:span></text:p>
            <text:p text:style-name="Preformatted_20_Text"><text:span text:style-name="Source_20_Text"><text:span text:style-name="T1">volume *= h;</text:span></text:span></text:p>
            <text:p text:style-name="P18"><text:span text:style-name="Source_20_Text"><text:span text:style-name="T1">volume /= 3;</text:span></text:span></text:p>
          </table:table-cell>
        </table:table-row>
        <table:table-row>
          <table:table-cell table:style-name="Table2.A2" office:value-type="string">
            <text:p text:style-name="P20">B<text:span text:style-name="T7">)</text:span></text:p>
          </table:table-cell>
          <table:table-cell table:style-name="Table2.B2" office:value-type="string">
            <text:p text:style-name="P19"><text:span text:style-name="Source_20_Text"><text:span text:style-name="T1">double volume = pi * r * r * h;</text:span></text:span></text:p>
          </table:table-cell>
        </table:table-row>
        <table:table-row>
          <table:table-cell table:style-name="Table2.A2" office:value-type="string">
            <text:p text:style-name="P16">C<text:span text:style-name="T7">)</text:span></text:p>
          </table:table-cell>
          <table:table-cell table:style-name="Table2.B2" office:value-type="string">
            <text:p text:style-name="Preformatted_20_Text"><text:span text:style-name="Source_20_Text"><text:span text:style-name="T1">double baseArea = pi * r * r;</text:span></text:span></text:p>
            <text:p text:style-name="P18"><text:span text:style-name="Source_20_Text"><text:span text:style-name="T1">double volume = h / 3 * baseArea;</text:span></text:span></text:p>
          </table:table-cell>
        </table:table-row>
      </table:table>
      <text:p text:style-name="P15"><text:span text:style-name="Source_20_Text"><text:span text:style-name="T1"/></text:span></text:p>
      <text:p text:style-name="P15"><text:span text:style-name="Source_20_Text"><text:span text:style-name="T1"/></text:span></text:p>
      <text:h text:style-name="Heading_20_1" text:outline-level="1">4</text:h>
      <text:p text:style-name="Text_20_body">Consider the following code segment.</text:p>
      <text:p text:style-name="Preformatted_20_Text"><text:span text:style-name="Source_20_Text"><text:span text:style-name="T1">int x;</text:span></text:span></text:p>
      <text:p text:style-name="Preformatted_20_Text"><text:span text:style-name="Source_20_Text"><text:span text:style-name="T1">int y;</text:span></text:span></text:p>
      <text:p text:style-name="Preformatted_20_Text"><text:span text:style-name="Source_20_Text"><text:span text:style-name="T1">x = 3;</text:span></text:span></text:p>
      <text:p text:style-name="Preformatted_20_Text"><text:span text:style-name="Source_20_Text"><text:span text:style-name="T1">y = /* missing expression */;</text:span></text:span></text:p>
      <text:p text:style-name="Preformatted_20_Text"><text:span text:style-name="Source_20_Text"><text:span text:style-name="T1">x = 1 + 2 * y;</text:span></text:span></text:p>
      <text:p text:style-name="Preformatted_20_Text"><text:span text:style-name="Source_20_Text"><text:span text:style-name="T1">System.out.print(x);</text:span></text:span></text:p>
      <text:p text:style-name="P17"><text:span text:style-name="Source_20_Text"><text:span text:style-name="T1">System.out.println(y);</text:span></text:span></text:p>
      <text:p text:style-name="Text_20_body">Which of the following can be used as a replacement for <text:span text:style-name="Source_20_Text">/* missing expression */</text:span> so that the code segment prints <text:span text:style-name="Strong_20_Emphasis">94</text:span> ?</text:p>
      <text:list xml:id="list715408164" text:style-name="L1">
        <text:list-item>
          <text:p text:style-name="P6"><text:span text:style-name="Source_20_Text">3</text:span> </text:p>
        </text:list-item>
        <text:list-item>
          <text:p text:style-name="P6"><text:span text:style-name="Source_20_Text">x</text:span> </text:p>
        </text:list-item>
        <text:list-item>
          <text:p text:style-name="P6"><text:span text:style-name="Source_20_Text">x - 1</text:span> </text:p>
        </text:list-item>
        <text:list-item>
          <text:p text:style-name="P6"><text:span text:style-name="Source_20_Text">x + 1</text:span> </text:p>
        </text:list-item>
        <text:list-item>
          <text:p text:style-name="P1"><text:span text:style-name="Source_20_Text">1 - 2 * x</text:span> </text:p>
        </text:list-item>
      </text:list>
      <text:h text:style-name="Heading_20_1" text:outline-level="1">5</text:h>
      <text:p text:style-name="Text_20_body">Consider the following code segment.</text:p>
      <text:p text:style-name="Preformatted_20_Text"><text:span text:style-name="Source_20_Text"><text:span text:style-name="T1">System.out.println("Java");</text:span></text:span></text:p>
      <text:p text:style-name="Preformatted_20_Text"><text:span text:style-name="Source_20_Text"><text:span text:style-name="T1">System.out.print("hěn ");</text:span></text:span></text:p>
      <text:p text:style-name="P17"><text:span text:style-name="Source_20_Text"><text:span text:style-name="T1">System.out.print("yǒuqù!");</text:span></text:span></text:p>
      <text:p text:style-name="Text_20_body">What is printed as a result of executing the code segment? <text:line-break/><text:line-break/></text:p>
      <text:h text:style-name="Heading_20_1" text:outline-level="1"><text:soft-page-break/>6</text:h>
      <text:p text:style-name="Text_20_body">Consider the following code segment, which is intended to display 0.5.</text:p>
      <text:p text:style-name="Preformatted_20_Text"><text:span text:style-name="Source_20_Text"><text:span text:style-name="T1">int num1 = 5;</text:span></text:span></text:p>
      <text:p text:style-name="Preformatted_20_Text"><text:span text:style-name="Source_20_Text"><text:span text:style-name="T1">int num2 = 10;</text:span></text:span></text:p>
      <text:p text:style-name="Preformatted_20_Text"><text:span text:style-name="Source_20_Text"><text:span text:style-name="T1">double ans = num1 / num2;</text:span></text:span></text:p>
      <text:p text:style-name="P17"><text:span text:style-name="Source_20_Text"><text:span text:style-name="T1">System.out.print(ans);</text:span></text:span></text:p>
      <text:p text:style-name="Text_20_body">Which of the following best describes the error, if any, in the code segment? of the following best describes the error, if any, in the code segment?</text:p>
      <text:list xml:id="list3258693926" text:style-name="L2">
        <text:list-item>
          <text:p text:style-name="P7">There is no error and the code works as intended. </text:p>
        </text:list-item>
        <text:list-item>
          <text:p text:style-name="P7">The code should have cast the expression num1 / num2 to double. </text:p>
        </text:list-item>
        <text:list-item>
          <text:p text:style-name="P7">The code should have cast either num1 or num2 in the expression num1 / num2 to double. </text:p>
        </text:list-item>
        <text:list-item>
          <text:p text:style-name="P7">The code should have declared ans as an int. </text:p>
        </text:list-item>
        <text:list-item>
          <text:p text:style-name="P2">The code should have initialized num1 to 5.0 and num2 to 10.0. </text:p>
        </text:list-item>
      </text:list>
      <text:h text:style-name="Heading_20_1" text:outline-level="1">7</text:h>
      <text:p text:style-name="Text_20_body">Consider the following code segment.</text:p>
      <text:p text:style-name="Preformatted_20_Text"><text:span text:style-name="Source_20_Text"><text:span text:style-name="T1">double pi = 3.14159;</text:span></text:span></text:p>
      <text:p text:style-name="Preformatted_20_Text"><text:span text:style-name="Source_20_Text"><text:span text:style-name="T1">double e = 2.71828;</text:span></text:span></text:p>
      <text:p text:style-name="Preformatted_20_Text"><text:span text:style-name="Source_20_Text"><text:span text:style-name="T1">double x = 0;</text:span></text:span></text:p>
      <text:p text:style-name="Preformatted_20_Text"><text:span text:style-name="Source_20_Text"><text:span text:style-name="T1">System.out.println((int) (pi / 2));</text:span></text:span></text:p>
      <text:p text:style-name="P17"><text:span text:style-name="Source_20_Text"><text:span text:style-name="T1">System.out.print((int) Math.pow(e,x));</text:span></text:span></text:p>
      <text:p text:style-name="Text_20_body">What is printed as a result of executing the code segment? <text:line-break/><text:line-break/></text:p>
      <text:h text:style-name="Heading_20_1" text:outline-level="1">8</text:h>
      <text:p text:style-name="Text_20_body">Consider the following code segment.</text:p>
      <text:p text:style-name="Preformatted_20_Text"><text:span text:style-name="Source_20_Text"><text:span text:style-name="T1">double a = 8;</text:span></text:span></text:p>
      <text:p text:style-name="Preformatted_20_Text"><text:span text:style-name="Source_20_Text"><text:span text:style-name="T1">int b = (int) (a / 3);</text:span></text:span></text:p>
      <text:p text:style-name="Preformatted_20_Text"><text:span text:style-name="Source_20_Text"><text:span text:style-name="T1">double c = (double) b / 4;</text:span></text:span></text:p>
      <text:p text:style-name="Preformatted_20_Text"><text:span text:style-name="Source_20_Text"><text:span text:style-name="T1">System.out.print(b);</text:span></text:span></text:p>
      <text:p text:style-name="Preformatted_20_Text"><text:span text:style-name="Source_20_Text"><text:span text:style-name="T1">System.out.print(" ");</text:span></text:span></text:p>
      <text:p text:style-name="P17"><text:span text:style-name="Source_20_Text"><text:span text:style-name="T1">System.out.print(c);</text:span></text:span></text:p>
      <text:p text:style-name="Text_20_body">What is printed as a result of executing the code segment? <text:line-break/><text:line-break/></text:p>
      <text:h text:style-name="Heading_20_1" text:outline-level="1"><text:soft-page-break/>9</text:h>
      <text:p text:style-name="Text_20_body">Consider the following code segment.</text:p>
      <text:p text:style-name="Preformatted_20_Text"><text:span text:style-name="Source_20_Text"><text:span text:style-name="T1">int x = 10;</text:span></text:span></text:p>
      <text:p text:style-name="Preformatted_20_Text"><text:span text:style-name="Source_20_Text"><text:span text:style-name="T1">int y = 5;</text:span></text:span></text:p>
      <text:p text:style-name="Preformatted_20_Text"><text:span text:style-name="Source_20_Text"><text:span text:style-name="T1">int z = x;</text:span></text:span></text:p>
      <text:p text:style-name="Preformatted_20_Text"><text:span text:style-name="Source_20_Text"><text:span text:style-name="T1">z /= y;</text:span></text:span></text:p>
      <text:p text:style-name="Preformatted_20_Text"><text:span text:style-name="Source_20_Text"><text:span text:style-name="T1">z += 2;</text:span></text:span></text:p>
      <text:p text:style-name="P17"><text:span text:style-name="Source_20_Text"><text:span text:style-name="T1">System.out.print(z);</text:span></text:span></text:p>
      <text:p text:style-name="Text_20_body">What is printed as a result of executing the code segment? <text:line-break/><text:line-break/></text:p>
      <text:h text:style-name="Heading_20_1" text:outline-level="1">10</text:h>
      <text:p text:style-name="Text_20_body">Consider the following code segment.</text:p>
      <text:p text:style-name="Preformatted_20_Text"><text:span text:style-name="Source_20_Text"><text:span text:style-name="T1">int num = 5;</text:span></text:span></text:p>
      <text:p text:style-name="Preformatted_20_Text"><text:span text:style-name="Source_20_Text"><text:span text:style-name="T1">num *= 4;</text:span></text:span></text:p>
      <text:p text:style-name="P17"><text:span text:style-name="Source_20_Text"><text:span text:style-name="T1">num %= 6;</text:span></text:span></text:p>
      <text:p text:style-name="Text_20_body">What is the value of num after the code segment is executed? <text:line-break/><text:line-break/></text:p>
      <text:h text:style-name="Heading_20_1" text:outline-level="1">11</text:h>
      <text:p text:style-name="Text_20_body">The method below is intended to return the area of an <text:span text:style-name="Strong_20_Emphasis"><text:span text:style-name="T2">isosceles right triangle</text:span></text:span> whose sides are length <text:span text:style-name="Strong_20_Emphasis">s</text:span> units. The area of the triangle is <text:span text:style-name="Strong_20_Emphasis">(1/2)s</text:span><text:span text:style-name="Strong_20_Emphasis"><text:span text:style-name="T3">2</text:span></text:span>.</text:p>
      <text:p text:style-name="Preformatted_20_Text"><text:span text:style-name="Source_20_Text"><text:span text:style-name="T1">public double isoRightTriangleArea(double s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return /* missing code */</text:span></text:span></text:p>
      <text:p text:style-name="P17"><text:span text:style-name="Source_20_Text"><text:span text:style-name="T1">}</text:span></text:span></text:p>
      <text:p text:style-name="Text_20_body">Which of the following can be used to replace <text:span text:style-name="Source_20_Text">/* missing code */</text:span> so that the method works as intended?</text:p>
      <text:list xml:id="list250201247" text:style-name="L3">
        <text:list-item>
          <text:p text:style-name="P8"><text:span text:style-name="Source_20_Text">pow(s, 2) * 0.5;</text:span> </text:p>
        </text:list-item>
        <text:list-item>
          <text:p text:style-name="P8"><text:span text:style-name="Source_20_Text">s.pow(2) * 0.5;</text:span> </text:p>
        </text:list-item>
        <text:list-item>
          <text:p text:style-name="P8"><text:span text:style-name="Source_20_Text">(1/2) * Math.pow(s);</text:span> </text:p>
        </text:list-item>
        <text:list-item>
          <text:p text:style-name="P8"><text:span text:style-name="Source_20_Text">Math.pow(s, 2) / 2;</text:span> </text:p>
        </text:list-item>
        <text:list-item>
          <text:p text:style-name="P3"><text:span text:style-name="Source_20_Text">Math.pow(2, s) / 2;</text:span> </text:p>
        </text:list-item>
      </text:list>
      <text:h text:style-name="Heading_20_1" text:outline-level="1"><text:soft-page-break/>12</text:h>
      <text:p text:style-name="Text_20_body">Consider the following code segment.</text:p>
      <text:p text:style-name="Preformatted_20_Text"><text:span text:style-name="Source_20_Text"><text:span text:style-name="T1">String s1 = "ABCDEFGHI";</text:span></text:span></text:p>
      <text:p text:style-name="Preformatted_20_Text"><text:span text:style-name="Source_20_Text"><text:span text:style-name="T1">String s2 = s1.substring(1, 3);</text:span></text:span></text:p>
      <text:p text:style-name="Preformatted_20_Text"><text:span text:style-name="Source_20_Text"><text:span text:style-name="T1">String s3 = "abcdefghi";</text:span></text:span></text:p>
      <text:p text:style-name="Preformatted_20_Text"><text:span text:style-name="Source_20_Text"><text:span text:style-name="T1">String s4 = s3.substring(s3.length()-1, s3.length());</text:span></text:span></text:p>
      <text:p text:style-name="Preformatted_20_Text"><text:span text:style-name="Source_20_Text"><text:span text:style-name="T1">String s5 = s3.substring(0, 3);</text:span></text:span></text:p>
      <text:p text:style-name="P17"><text:span text:style-name="Source_20_Text"><text:span text:style-name="T1">System.out.print(s2 + " " + s4 + " " + s5);</text:span></text:span></text:p>
      <text:p text:style-name="Text_20_body">What is printed when the code segment is executed? <text:line-break/><text:line-break/></text:p>
      <text:h text:style-name="Heading_20_1" text:outline-level="1">13</text:h>
      <text:p text:style-name="Text_20_body">Consider the following code segment.</text:p>
      <text:p text:style-name="Preformatted_20_Text"><text:span text:style-name="Source_20_Text"><text:span text:style-name="T1">String helloChinese = "</text:span></text:span><text:span text:style-name="Source_20_Text"><text:span text:style-name="T4">你好</text:span></text:span><text:span text:style-name="Source_20_Text"><text:span text:style-name="T1">";</text:span></text:span></text:p>
      <text:p text:style-name="Preformatted_20_Text"><text:span text:style-name="Source_20_Text"><text:span text:style-name="T1">String helloKorean = "</text:span></text:span><text:span text:style-name="Source_20_Text"><text:span text:style-name="T4">안녕하세요</text:span></text:span><text:span text:style-name="Source_20_Text"><text:span text:style-name="T1">";</text:span></text:span></text:p>
      <text:p text:style-name="Preformatted_20_Text"><text:span text:style-name="Source_20_Text"><text:span text:style-name="T1">String helloJapanese = "</text:span></text:span><text:span text:style-name="Source_20_Text"><text:span text:style-name="T4">こんにちは</text:span></text:span><text:span text:style-name="Source_20_Text"><text:span text:style-name="T1">";</text:span></text:span></text:p>
      <text:p text:style-name="Preformatted_20_Text"><text:span text:style-name="Source_20_Text"><text:span text:style-name="T1">String str1 = helloChinese.substring(0, 1);</text:span></text:span></text:p>
      <text:p text:style-name="Preformatted_20_Text"><text:span text:style-name="Source_20_Text"><text:span text:style-name="T1">String str2 = helloKorean.substring(0, 1);</text:span></text:span></text:p>
      <text:p text:style-name="Preformatted_20_Text"><text:span text:style-name="Source_20_Text"><text:span text:style-name="T1">String str3 = helloJapanese.substring(0, 1);</text:span></text:span></text:p>
      <text:p text:style-name="P17"><text:span text:style-name="Source_20_Text"><text:span text:style-name="T1">System.out.println(str1 + " " + str2 + " " + str3);</text:span></text:span></text:p>
      <text:p text:style-name="Text_20_body">What is printed when the code segment is executed? <text:line-break/><text:line-break/></text:p>
      <text:h text:style-name="Heading_20_1" text:outline-level="1">14</text:h>
      <text:p text:style-name="Text_20_body">Circle one or more of the following code segments that can be used to set the value of the string <text:span text:style-name="Strong_20_Emphasis">str</text:span> to "<text:span text:style-name="Strong_20_Emphasis">Be quick to listen, slow to speak, and slow to get angry</text:span>".</text:p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A)</text:p>
          </table:table-cell>
          <table:table-cell table:style-name="Table4.B1" office:value-type="string">
            <text:p text:style-name="P17"><text:span text:style-name="Source_20_Text"><text:span text:style-name="T1">String str = "Be quick to listen, " + "slow to speak, " + " and slow to get angry";</text:span></text:span></text:p>
          </table:table-cell>
        </table:table-row>
        <table:table-row>
          <table:table-cell table:style-name="Table4.A2" office:value-type="string">
            <text:p text:style-name="P11">B)</text:p>
          </table:table-cell>
          <table:table-cell table:style-name="Table4.B2" office:value-type="string">
            <text:p text:style-name="Preformatted_20_Text"><text:span text:style-name="Source_20_Text"><text:span text:style-name="T1">String str = "Be quick to listen";</text:span></text:span></text:p>
            <text:p text:style-name="P17"><text:span text:style-name="Source_20_Text"><text:span text:style-name="T1">str += " slow to speak, and slow to get angry!";</text:span></text:span></text:p>
          </table:table-cell>
        </table:table-row>
        <table:table-row>
          <table:table-cell table:style-name="Table4.A2" office:value-type="string">
            <text:p text:style-name="P11">C)</text:p>
          </table:table-cell>
          <table:table-cell table:style-name="Table4.B2" office:value-type="string">
            <text:p text:style-name="Preformatted_20_Text"><text:span text:style-name="Source_20_Text"><text:span text:style-name="T1">String str = " slow ";</text:span></text:span></text:p>
            <text:p text:style-name="P17"><text:span text:style-name="Source_20_Text"><text:span text:style-name="T1">str = "Be quick to listen," + str + "to speak, and slow to get angry";</text:span></text:span></text:p>
          </table:table-cell>
        </table:table-row>
      </table:table>
      <text:p text:style-name="Text_20_body"><text:span text:style-name="Source_20_Text"><text:span text:style-name="T1"/></text:span></text:p>
      <text:h text:style-name="Heading_20_1" text:outline-level="1"><text:soft-page-break/>15</text:h>
      <text:p text:style-name="Text_20_body">The cost per unit (kWh) of electric power from a certain city power company is shown the table below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Units Used</text:p>
            </table:table-cell>
            <table:table-cell table:style-name="Table1.B1" office:value-type="string">
              <text:p text:style-name="P14">Price per Unit</text:p>
            </table:table-cell>
          </table:table-row>
        </table:table-header-rows>
        <table:table-row>
          <table:table-cell table:style-name="Table1.A2" office:value-type="string">
            <text:p text:style-name="P13">0 up to but not including 100</text:p>
          </table:table-cell>
          <table:table-cell table:style-name="Table1.B2" office:value-type="string">
            <text:p text:style-name="P13">0.5</text:p>
          </table:table-cell>
        </table:table-row>
        <table:table-row>
          <table:table-cell table:style-name="Table1.A2" office:value-type="string">
            <text:p text:style-name="P13">100 up to but not including 200</text:p>
          </table:table-cell>
          <table:table-cell table:style-name="Table1.B2" office:value-type="string">
            <text:p text:style-name="P13">0.7</text:p>
          </table:table-cell>
        </table:table-row>
        <table:table-row>
          <table:table-cell table:style-name="Table1.A2" office:value-type="string">
            <text:p text:style-name="P13">200 or greater</text:p>
          </table:table-cell>
          <table:table-cell table:style-name="Table1.B2" office:value-type="string">
            <text:p text:style-name="P13">1.1</text:p>
          </table:table-cell>
        </table:table-row>
      </table:table>
      <text:p text:style-name="Text_20_body"/>
      <text:p text:style-name="Text_20_body">The following incomplete method is intended to return the total cost of power usage based on the value of the parameter <text:span text:style-name="Strong_20_Emphasis">unitsUsed</text:span>.</text:p>
      <text:p text:style-name="Preformatted_20_Text"><text:span text:style-name="Source_20_Text"><text:span text:style-name="T1">public static double getCost(int unitsUsed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double totalCost = 0.0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1">/* missing code */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1">return totalCost;</text:span></text:span></text:p>
      <text:p text:style-name="P17"><text:span text:style-name="Source_20_Text"><text:span text:style-name="T1">}</text:span></text:span></text:p>
      <text:p text:style-name="Text_20_body">Which of the following code segments can be used to replace <text:span text:style-name="Source_20_Text">/* missing code */</text:span> so that method getCost will work as intended?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A)</text:p>
          </table:table-cell>
          <table:table-cell table:style-name="Table3.B1" office:value-type="string">
            <text:p text:style-name="Table_20_Contents"><text:span text:style-name="Source_20_Text"><text:span text:style-name="T6">if (unitsUsed &gt;= 20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1.1;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}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if (unitsUsed &gt;= 10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0.7;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}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if (unitsUsed &gt; 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0.5;</text:span></text:span></text:p>
            <text:p text:style-name="P17"><text:span text:style-name="Source_20_Text"><text:span text:style-name="T5"><text:s text:c="4"/></text:span></text:span><text:span text:style-name="Source_20_Text"><text:span text:style-name="T6">}</text:span></text:span></text:p>
          </table:table-cell>
        </table:table-row>
        <table:table-row>
          <table:table-cell table:style-name="Table3.A2" office:value-type="string">
            <text:p text:style-name="P12">B)</text:p>
          </table:table-cell>
          <table:table-cell table:style-name="Table3.B2" office:value-type="string">
            <text:p text:style-name="Table_20_Contents"><text:span text:style-name="Source_20_Text"><text:span text:style-name="T6">if (unitsUsed &gt;= 20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1.1;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}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else if (unitsUsed &gt;= 10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0.7;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}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else if (unitsUsed &gt; 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0.5;</text:span></text:span></text:p>
            <text:p text:style-name="P17"><text:span text:style-name="Source_20_Text"><text:span text:style-name="T5"><text:s text:c="4"/></text:span></text:span><text:span text:style-name="Source_20_Text"><text:span text:style-name="T6">}</text:span></text:span></text:p>
          </table:table-cell>
        </table:table-row>
        <table:table-row>
          <table:table-cell table:style-name="Table3.A2" office:value-type="string">
            <text:p text:style-name="P12">C)</text:p>
          </table:table-cell>
          <table:table-cell table:style-name="Table3.B2" office:value-type="string">
            <text:p text:style-name="Table_20_Contents"><text:span text:style-name="Source_20_Text"><text:span text:style-name="T6">if (unitsUsed &gt; 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0.5;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}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else if (unitsUsed &gt;= 10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0.7;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}</text:span></text:span></text:p>
            <text:p text:style-name="Preformatted_20_Text"><text:span text:style-name="Source_20_Text"><text:span text:style-name="T5"><text:s text:c="4"/></text:span></text:span><text:span text:style-name="Source_20_Text"><text:span text:style-name="T6">else if (unitsUsed &gt;= 200) {</text:span></text:span></text:p>
            <text:p text:style-name="Preformatted_20_Text"><text:span text:style-name="Source_20_Text"><text:span text:style-name="T5"><text:s text:c="8"/></text:span></text:span><text:span text:style-name="Source_20_Text"><text:span text:style-name="T6">totalCost = unitsUsed * 1.1;</text:span></text:span></text:p>
            <text:p text:style-name="P17"><text:span text:style-name="Source_20_Text"><text:span text:style-name="T5"><text:s text:c="4"/></text:span></text:span><text:span text:style-name="Source_20_Text"><text:span text:style-name="T6">}</text:span></text:span></text:p>
          </table:table-cell>
        </table:table-row>
      </table:table>
      <text:p text:style-name="Preformatted_20_Text"><text:span text:style-name="Source_20_Text"><text:s text:c="4"/></text:span></text:p>
      <text:h text:style-name="Heading_20_1" text:outline-level="1"><text:soft-page-break/>16</text:h>
      <text:p text:style-name="Text_20_body">Consider the following method.</text:p>
      <text:p text:style-name="Preformatted_20_Text"><text:span text:style-name="Source_20_Text"><text:span text:style-name="T1">public String wordPlay(String word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String str = "";</text:span></text:span></text:p>
      <text:p text:style-name="Preformatted_20_Text"><text:span text:style-name="Source_20_Text"><text:s text:c="4"/></text:span><text:span text:style-name="Source_20_Text"><text:span text:style-name="T1">for (int k = 0; k &lt; word.length(); k++)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if (k % 3 == 0)</text:span></text:span></text:p>
      <text:p text:style-name="Preformatted_20_Text"><text:span text:style-name="Source_20_Text"><text:s text:c="8"/></text:span><text:span text:style-name="Source_20_Text"><text:span text:style-name="T1">{</text:span></text:span></text:p>
      <text:p text:style-name="Preformatted_20_Text"><text:span text:style-name="Source_20_Text"><text:s text:c="12"/></text:span><text:span text:style-name="Source_20_Text"><text:span text:style-name="T1">str = word.substring(k, k + 1) + str;</text:span></text:span></text:p>
      <text:p text:style-name="Preformatted_20_Text"><text:span text:style-name="Source_20_Text"><text:s text:c="8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return str;</text:span></text:span></text:p>
      <text:p text:style-name="P17"><text:span text:style-name="Source_20_Text"><text:span text:style-name="T1">}</text:span></text:span></text:p>
      <text:p text:style-name="Text_20_body">The following code segment appears in another method in the same class as wordPlay.</text:p>
      <text:p text:style-name="P17"><text:span text:style-name="Source_20_Text"><text:span text:style-name="T1">System.out.println(wordPlay("AP Computer Science A"));</text:span></text:span></text:p>
      <text:p text:style-name="Text_20_body">What is printed as a result of executing the code segment? <text:line-break/><text:line-break/></text:p>
      <text:h text:style-name="Heading_20_1" text:outline-level="1">17</text:h>
      <text:p text:style-name="Text_20_body">Consider the following code segment.</text:p>
      <text:p text:style-name="Preformatted_20_Text"><text:span text:style-name="Source_20_Text"><text:span text:style-name="T1">int x = 7;</text:span></text:span></text:p>
      <text:p text:style-name="Preformatted_20_Text"><text:span text:style-name="Source_20_Text"><text:span text:style-name="T1">if (x &lt; 7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x = 2 * x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else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x = x - 3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x % 3 == 1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x = x + 2;</text:span></text:span></text:p>
      <text:p text:style-name="Preformatted_20_Text"><text:span text:style-name="Source_20_Text"><text:span text:style-name="T1">}</text:span></text:span></text:p>
      <text:p text:style-name="P17"><text:span text:style-name="Source_20_Text"><text:span text:style-name="T1">System.out.print(3 * x);</text:span></text:span></text:p>
      <text:p text:style-name="Text_20_body">What is printed as a result of executing the code segment? <text:line-break/><text:line-break/></text:p>
      <text:p text:style-name="Text_20_body"/>
      <text:h text:style-name="Heading_20_1" text:outline-level="1"><text:soft-page-break/>18</text:h>
      <text:p text:style-name="Text_20_body">Consider the following code segment.</text:p>
      <text:p text:style-name="Preformatted_20_Text"><text:span text:style-name="Source_20_Text"><text:span text:style-name="T1">if (false &amp;&amp; true || true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if (false || true &amp;&amp; false)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System.out.print("First")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else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System.out.print("Second")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true || true &amp;&amp; false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System.out.print("Third");</text:span></text:span></text:p>
      <text:p text:style-name="P17"><text:span text:style-name="Source_20_Text"><text:span text:style-name="T1">}</text:span></text:span></text:p>
      <text:p text:style-name="Text_20_body">What is printed as a result of executing the code segment? <text:line-break/><text:line-break/></text:p>
      <text:h text:style-name="Heading_20_1" text:outline-level="1">19</text:h>
      <text:p text:style-name="Text_20_body">Consider the following code segment.</text:p>
      <text:p text:style-name="Preformatted_20_Text"><text:span text:style-name="Source_20_Text"><text:span text:style-name="T1">int count = 0;</text:span></text:span></text:p>
      <text:p text:style-name="Preformatted_20_Text"><text:span text:style-name="Source_20_Text"><text:span text:style-name="T1">for (int x = 1; x &lt;= 4; x++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/* missing loop header */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count++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pan text:style-name="T1">}</text:span></text:span></text:p>
      <text:p text:style-name="P17"><text:span text:style-name="Source_20_Text"><text:span text:style-name="T1">System.out.println(count);</text:span></text:span></text:p>
      <text:p text:style-name="Text_20_body">Which of the following should be used to replace <text:span text:style-name="Source_20_Text">/* missing loop header */</text:span> so that the code segment will print <text:span text:style-name="Strong_20_Emphasis">10</text:span> as the value of count ?</text:p>
      <text:list xml:id="list226483462" text:style-name="L4">
        <text:list-item>
          <text:p text:style-name="P9"><text:span text:style-name="Source_20_Text">for (int y = 0; y &lt;= 3; y++)</text:span> </text:p>
        </text:list-item>
        <text:list-item>
          <text:p text:style-name="P9"><text:span text:style-name="Source_20_Text">for (int y = 0; y &lt; 4; y++)</text:span> </text:p>
        </text:list-item>
        <text:list-item>
          <text:p text:style-name="P9"><text:span text:style-name="Source_20_Text">for (int y = 3; y &gt;= 0; y--)</text:span> </text:p>
        </text:list-item>
        <text:list-item>
          <text:p text:style-name="P9"><text:span text:style-name="Source_20_Text">for (int y = 4; y &gt; 0; y--)</text:span> </text:p>
        </text:list-item>
        <text:list-item>
          <text:p text:style-name="P4"><text:span text:style-name="Source_20_Text">for (int y = 0; y &lt; x; y++)</text:span> </text:p>
          <text:p text:style-name="P4"/>
        </text:list-item>
      </text:list>
      <text:h text:style-name="Heading_20_1" text:outline-level="1"><text:soft-page-break/>20</text:h>
      <text:p text:style-name="Text_20_body">Consider the following code segment.</text:p>
      <text:p text:style-name="Preformatted_20_Text"><text:span text:style-name="Source_20_Text"><text:span text:style-name="T1">/* missing loop header */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for (int k = 0; k &lt; j; k++)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System.out.print(k)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System.out.println();</text:span></text:span></text:p>
      <text:p text:style-name="P17"><text:span text:style-name="Source_20_Text"><text:span text:style-name="T1">}</text:span></text:span></text:p>
      <text:p text:style-name="Text_20_body">The code segment is intended to produce the following output.</text:p>
      <text:p text:style-name="Preformatted_20_Text"><text:span text:style-name="Source_20_Text"><text:span text:style-name="T1">0</text:span></text:span></text:p>
      <text:p text:style-name="Preformatted_20_Text"><text:span text:style-name="Source_20_Text"><text:span text:style-name="T1">01</text:span></text:span></text:p>
      <text:p text:style-name="Preformatted_20_Text"><text:span text:style-name="Source_20_Text"><text:span text:style-name="T1">012</text:span></text:span></text:p>
      <text:p text:style-name="Preformatted_20_Text"><text:span text:style-name="Source_20_Text"><text:span text:style-name="T1">0123</text:span></text:span></text:p>
      <text:p text:style-name="P17"><text:span text:style-name="Source_20_Text"><text:span text:style-name="T1">01234</text:span></text:span></text:p>
      <text:p text:style-name="Text_20_body">Which of the following can be used to replace <text:span text:style-name="Source_20_Text">/* missing loop header */</text:span> so that the code segment works as intended?</text:p>
      <text:list xml:id="list3381541597" text:style-name="L5">
        <text:list-item>
          <text:p text:style-name="P10"><text:span text:style-name="Source_20_Text">for (int j = 0; j &lt; 5; j++)</text:span> </text:p>
        </text:list-item>
        <text:list-item>
          <text:p text:style-name="P10"><text:span text:style-name="Source_20_Text">for (int j = 1; j &lt; 5; j++)</text:span> </text:p>
        </text:list-item>
        <text:list-item>
          <text:p text:style-name="P5"><text:span text:style-name="Source_20_Text">for (int j = 1; j &lt;= 5; j++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53:04.925159405</meta:creation-date>
    <dc:date>2019-10-17T00:04:53.896190916</dc:date>
    <meta:editing-duration>PT1M28S</meta:editing-duration>
    <meta:editing-cycles>1</meta:editing-cycles>
    <meta:document-statistic meta:table-count="4" meta:image-count="0" meta:object-count="0" meta:page-count="9" meta:paragraph-count="274" meta:word-count="1453" meta:character-count="7378" meta:non-whitespace-character-count="5872"/>
    <meta:generator>LibreOffice/6.0.7.3$Linux_X86_64 LibreOffice_project/00m0$Build-3</meta:generator>
  </office:meta>
</office:document-meta>
</file>